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9967b"/>
    </style:style>
    <style:style style:name="P3" style:family="paragraph" style:parent-style-name="Standard">
      <style:paragraph-properties fo:text-align="justify" style:justify-single-word="false"/>
      <style:text-properties officeooo:rsid="001a76d6" officeooo:paragraph-rsid="001a76d6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19967b" officeooo:paragraph-rsid="0019967b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P7" style:family="paragraph" style:parent-style-name="Standard">
      <style:paragraph-properties fo:margin-left="0.635cm" fo:margin-right="0cm" fo:text-align="start" style:justify-single-word="false" fo:text-indent="-0.635cm" style:auto-text-indent="false"/>
      <style:text-properties officeooo:rsid="001e8436" officeooo:paragraph-rsid="001e8436"/>
    </style:style>
    <style:style style:name="P8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officeooo:rsid="001f9618" officeooo:paragraph-rsid="001f9618"/>
    </style:style>
    <style:style style:name="P9" style:family="paragraph" style:parent-style-name="Standard">
      <style:paragraph-properties fo:margin-left="0.635cm" fo:margin-right="0cm" fo:text-align="start" style:justify-single-word="false" fo:text-indent="-0.635cm" style:auto-text-indent="false"/>
    </style:style>
    <style:style style:name="P10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fo:font-weight="bold" officeooo:rsid="001f9618" officeooo:paragraph-rsid="001f9618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e8436" officeooo:paragraph-rsid="001e8436"/>
    </style:style>
    <style:style style:name="P12" style:family="paragraph" style:parent-style-name="Standard">
      <style:paragraph-properties fo:margin-top="0cm" fo:margin-bottom="0.282cm" loext:contextual-spacing="false"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Standard" style:master-page-name="Standard">
      <style:paragraph-properties fo:margin-left="0.635cm" fo:margin-right="0cm" fo:text-align="center" style:justify-single-word="false" fo:text-indent="-0.635cm" style:auto-text-indent="false" style:page-number="auto"/>
      <style:text-properties officeooo:rsid="001f9618" officeooo:paragraph-rsid="001f9618"/>
    </style:style>
    <style:style style:name="P14" style:family="paragraph" style:parent-style-name="Standard">
      <style:paragraph-properties fo:margin-top="0cm" fo:margin-bottom="0.282cm" loext:contextual-spacing="false" fo:text-align="justify" style:justify-single-word="false"/>
    </style:style>
    <style:style style:name="P15" style:family="paragraph" style:parent-style-name="Standard">
      <style:paragraph-properties fo:margin-top="0cm" fo:margin-bottom="0.282cm" loext:contextual-spacing="false" fo:text-align="justify" style:justify-single-word="false"/>
      <style:text-properties officeooo:rsid="00321dd9" officeooo:paragraph-rsid="00321dd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4e72" style:font-style-asian="italic" style:font-style-complex="italic"/>
    </style:style>
    <style:style style:name="T3" style:family="text">
      <style:text-properties fo:font-style="italic" officeooo:rsid="00196825" style:font-style-asian="italic" style:font-style-complex="italic"/>
    </style:style>
    <style:style style:name="T4" style:family="text">
      <style:text-properties fo:font-style="italic" fo:font-weight="normal" officeooo:rsid="003056ee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84e72" style:font-style-asian="normal" style:font-style-complex="normal"/>
    </style:style>
    <style:style style:name="T7" style:family="text">
      <style:text-properties fo:font-style="normal" officeooo:rsid="00196825" style:font-style-asian="normal" style:font-style-complex="normal"/>
    </style:style>
    <style:style style:name="T8" style:family="text">
      <style:text-properties fo:font-style="normal" officeooo:rsid="0019967b" style:font-style-asian="normal" style:font-style-complex="normal"/>
    </style:style>
    <style:style style:name="T9" style:family="text">
      <style:text-properties fo:font-style="normal" officeooo:rsid="001cac8b" style:font-style-asian="normal" style:font-style-complex="normal"/>
    </style:style>
    <style:style style:name="T10" style:family="text">
      <style:text-properties fo:font-style="normal" fo:font-weight="bold" officeooo:rsid="003056ee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3170a7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056ee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170a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21dd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3ae2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5a816" style:font-style-asian="normal" style:font-weight-asian="normal" style:font-style-complex="normal" style:font-weight-complex="normal"/>
    </style:style>
    <style:style style:name="T18" style:family="text">
      <style:text-properties officeooo:rsid="00196825"/>
    </style:style>
    <style:style style:name="T19" style:family="text">
      <style:text-properties officeooo:rsid="001bbf7a"/>
    </style:style>
    <style:style style:name="T20" style:family="text">
      <style:text-properties officeooo:rsid="001cac8b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f9618" style:font-weight-asian="bold" style:font-weight-complex="bold"/>
    </style:style>
    <style:style style:name="T23" style:family="text">
      <style:text-properties fo:font-weight="bold" officeooo:rsid="001cac8b" style:font-weight-asian="bold" style:font-weight-complex="bold"/>
    </style:style>
    <style:style style:name="T24" style:family="text">
      <style:text-properties fo:font-weight="bold" officeooo:rsid="00196825" style:font-weight-asian="bold" style:font-weight-complex="bold"/>
    </style:style>
    <style:style style:name="T25" style:family="text">
      <style:text-properties fo:font-weight="bold" officeooo:rsid="002e4bf4" style:font-weight-asian="bold" style:font-weight-complex="bold"/>
    </style:style>
    <style:style style:name="T26" style:family="text">
      <style:text-properties fo:font-weight="bold" officeooo:rsid="003056ee" style:font-weight-asian="bold" style:font-weight-complex="bold"/>
    </style:style>
    <style:style style:name="T27" style:family="text">
      <style:text-properties officeooo:rsid="00223c2a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23c2a" style:font-weight-asian="normal" style:font-weight-complex="normal"/>
    </style:style>
    <style:style style:name="T30" style:family="text">
      <style:text-properties fo:font-weight="normal" officeooo:rsid="002294bf" style:font-weight-asian="normal" style:font-weight-complex="normal"/>
    </style:style>
    <style:style style:name="T31" style:family="text">
      <style:text-properties fo:font-weight="normal" officeooo:rsid="00244a25" style:font-weight-asian="normal" style:font-weight-complex="normal"/>
    </style:style>
    <style:style style:name="T32" style:family="text">
      <style:text-properties fo:font-weight="normal" officeooo:rsid="0025f99d" style:font-weight-asian="normal" style:font-weight-complex="normal"/>
    </style:style>
    <style:style style:name="T33" style:family="text">
      <style:text-properties fo:font-weight="normal" officeooo:rsid="00269540" style:font-weight-asian="normal" style:font-weight-complex="normal"/>
    </style:style>
    <style:style style:name="T34" style:family="text">
      <style:text-properties fo:font-weight="normal" officeooo:rsid="002e4bf4" style:font-weight-asian="normal" style:font-weight-complex="normal"/>
    </style:style>
    <style:style style:name="T35" style:family="text">
      <style:text-properties fo:font-weight="normal" officeooo:rsid="003056ee" style:font-weight-asian="normal" style:font-weight-complex="normal"/>
    </style:style>
    <style:style style:name="T36" style:family="text">
      <style:text-properties officeooo:rsid="00293ae0"/>
    </style:style>
    <style:style style:name="T37" style:family="text">
      <style:text-properties officeooo:rsid="002a96fc"/>
    </style:style>
    <style:style style:name="T38" style:family="text">
      <style:text-properties officeooo:rsid="002b69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3">INSTITUTO FEDERAL DE EDUCAÇÃO, CIÊNCIA E TECNOLOGIA DE MATO GROSSO</text:p>
      <text:p text:style-name="P8">CAMPUS CUIABÁ “OCTAYDE JORGE DA SILVA”</text:p>
      <text:p text:style-name="P11"/>
      <text:p text:style-name="P7"><text:span text:style-name="T21">Disciplina</text:span>: Inteligência Artificial</text:p>
      <text:p text:style-name="P7"><text:span text:style-name="T22">Docente</text:span>: Ruy de Oliveira</text:p>
      <text:p text:style-name="P9"><text:span text:style-name="T22">Discente</text:span>: Vitor Bruno de Oliveira Barth</text:p>
      <text:p text:style-name="P6"/>
      <text:p text:style-name="P10">LISTA DE EXERCÍCIOS I</text:p>
      <text:p text:style-name="P6"><text:bookmark text:name="_GoBack"/></text:p>
      <text:p text:style-name="P5">1.1 Defina com suas próprias palavras: </text:p>
      <text:p text:style-name="P1">(a) <text:span text:style-name="T21">Inteligência</text:span> <text:span text:style-name="T27">é a capacidade realizar ações buscando atingir um resultado, sendo que a ação a ser tomada varia de acordo com o ambiente e com as experiências passadas.</text:span></text:p>
      <text:p text:style-name="P1">(b) <text:span text:style-name="T21">Inteligência Artificial </text:span><text:span text:style-name="T29">é o campo de pesquisa onde busca-se fazer com que computadores realizem ações inteligentes.</text:span></text:p>
      <text:p text:style-name="P1">(c) <text:span text:style-name="T21">Agente </text:span><text:span text:style-name="T30">é a entidade mínima da Inteligência Artificial, sendo um elemento abstrato que realiza ações de acordo com o ambiente atual, capaz de atender, até certo ponto, à definição de ações inteligentes. </text:span></text:p>
      <text:p text:style-name="P1">(d) <text:span text:style-name="T21">Racionalidade</text:span><text:span text:style-name="T28"> </text:span><text:span text:style-name="T30">é </text:span><text:span text:style-name="T31">um meio de tomar decisões inteligentes buscando a melhor forma possível de resolver determinado problema.</text:span></text:p>
      <text:p text:style-name="P1">(e) <text:span text:style-name="T21">Raciocínio Lógico </text:span><text:span text:style-name="T31">é um </text:span><text:span text:style-name="T33">meio racional de tomar decisões</text:span><text:span text:style-name="T31"> onde utiliza-se de </text:span><text:span text:style-name="T32">ferramentas</text:span><text:span text:style-name="T31"> lógico-matemáticas para obter a resposta desejada.</text:span></text:p>
      <text:p text:style-name="P1"/>
      <text:p text:style-name="P5">1.3 As ações reflexas (como recuar de um fogão quente) são racionais? São inteligentes?</text:p>
      <text:p text:style-name="P1">Ações Reflexas são completamente racionais, mas podem ou não ser inteligentes de acordo com a interpretação de ‘inteligência’: <text:span text:style-name="T20">e</text:span>stas <text:span text:style-name="T20">ações são instintivas, automáticas, e não necessitam que a pessoa pense profundamente antes de realizá-la.</text:span></text:p>
      <text:p text:style-name="P1"/>
      <text:p text:style-name="P5">1.7 Até que ponto os sistemas seguintes são instâncias de Inteligência Artificial?</text:p>
      <text:p text:style-name="P1"><text:span text:style-name="T20"><text:s/>– </text:span><text:span text:style-name="T21">Leitores de Código de Barras</text:span> costumam utilizar <text:span text:style-name="T1">Scanners Laser</text:span> para reconhecer as informações contidas em um código de barras. Visto que a interpretação dos dados do sensor (no caso, o <text:span text:style-name="T1">scanner</text:span><text:span text:style-name="T5">), </text:span><text:span text:style-name="T6">é feita por um algoritmo simples, podendo até mesmo ser implementada em </text:span><text:span text:style-name="T2">hardware</text:span><text:span text:style-name="T6">, não podemos considerar isto como uma instância de Inteligência Artificial.</text:span></text:p>
      <text:p text:style-name="P1"><text:span text:style-name="T20"><text:s/>– </text:span><text:span text:style-name="T23">Menus de Voz </text:span><text:span text:style-name="T20">simplesmente analisam a fala do usuário dentro de um escopo limitado, sem análise de contexto ou geração de diálogo, não podendo ser considerado uma instância de Inteligência Artificial. </text:span></text:p>
      <text:p text:style-name="P1"><text:span text:style-name="T20"><text:s/>– </text:span><text:span text:style-name="T21">Mecanismos de </text:span><text:span text:style-name="T24">B</text:span><text:span text:style-name="T21">usca da Web</text:span>, <text:span text:style-name="T18">atualmente, fortemente baseados em Inteligência Artificial. A interpretação das perguntas do usuário não se limitam ao que está escrito na caixa de busca: </text:span><text:soft-page-break/><text:span text:style-name="T18">leva-se em consideração a localização, as pesquisas passadas, e informações pessoais do usuário, atendendo à definição clássica de Inteligência Artificial.</text:span></text:p>
      <text:p text:style-name="P2"><text:span text:style-name="T20"><text:s/>– </text:span><text:span text:style-name="T21">Algoritmos de </text:span><text:span text:style-name="T24">R</text:span><text:span text:style-name="T21">oteamento</text:span> da Internet, <text:span text:style-name="T18">ainda que tenham </text:span><text:span text:style-name="T24">distribuição de carga,</text:span><text:span text:style-name="T18"> geralmente são implementados em </text:span><text:span text:style-name="T3">hardware</text:span><text:span text:style-name="T7"> baseados em ferramentas estatísticas e matemáticas. </text:span><text:span text:style-name="T8">Ainda que seja dinâmica, e</text:span><text:span text:style-name="T7">sta não é uma instância de Inteligência Artificial, </text:span><text:span text:style-name="T8">mas sim um exemplo de um sistema multivariáve</text:span><text:span text:style-name="T9">is</text:span><text:span text:style-name="T8">, onde um conjunto de entradas gera uma saída seguindo um algoritmo estático.</text:span></text:p>
      <text:p text:style-name="P4"><text:tab/></text:p>
      <text:p text:style-name="P5">1.8 Muitos dos modelos computacionais de atividades cognitivas que têm sido propostos envolvem operações matemáticas bastante complexas, como a convolução de uma imagem com o filtro de Gauss ou encontrar o mínimo da função de entropia. A maioria dos seres humanos (e certamente todos os animais) nunca aprende esse tipo de matemática e quase ninguém consegue calcular a convolução de uma função de Gauss de cabeça. Que sentido há em dizer que o “sistema de visão” está resolvendo esse tipo de matemática enquanto a pessoa real não tem ideia de como fazê-lo?</text:p>
      <text:p text:style-name="P3">Sistemas de Visão Computacional buscam atingir um objetivo de interpretar o ambiente a partir de imagens <text:span text:style-name="T19">digitais, i.e., dados binários</text:span>. Não existe explicação de como o cérebro humano realiza esta interpretação, e tampouco ferramentas capazes de imitar o funcionamento do cérebro. A matemática foi o meio encontrado pelos pesquisadores para extrair informações de imagens, atendendo aos limites e <text:s/>características de computadores, e não de seres humanos.</text:p>
      <text:p text:style-name="P1"/>
      <text:p text:style-name="P12">1.15 Vários subcampos da I<text:span text:style-name="T38">A</text:span> realizaram concursos através da definição de uma tarefa padrão, convidando os pesquisadores a dar o melhor de si. Os exemplos incluem o DARPA Grand Challenge para carros robóticos, The International Planning Competition, o futebol robótic<text:span text:style-name="T36">o</text:span> Robocup, o evento de recuperação de informação TREC e concursos de tradução automática <text:span text:style-name="T37">e</text:span> reconhecimento de voz. Investigue cinco desses concursos e progressos realizados ao longo dos anos. Até que ponto os concursos avançaram o estado da arte em IA? Até que ponto causaram prejuízo ao campo, retirando energia de novas ideias?</text:p>
      <text:p text:style-name="P14"><text:span text:style-name="T34">- O </text:span><text:span text:style-name="T25">DARPA Grand Challenge </text:span><text:span text:style-name="T34">foi um concurso para carros autônomos que teve edições em 2004, 2005 e 2007. Este desafio, com seu generoso prêmio de aproximadamente 2 milhões de dólares, incentivou os pesquisadores a produzirem os primeiros carros autônomos confiáveis e seguros.</text:span></text:p>
      <text:p text:style-name="P14"><text:span text:style-name="T34">- O </text:span><text:span text:style-name="T35">campeonato de futebol robótico</text:span><text:span text:style-name="T34"> </text:span><text:span text:style-name="T26">Robocup </text:span><text:span text:style-name="T35">tem por objetivo fazer com que robôs consigam jogar futebol. É esperado que, em 2050, robôs sejam capazes de vencer adversários humanos. O desenvolvimento de robôs capazes de jogar futebol promove avanços não só nas áreas de </text:span><text:span text:style-name="T4">hardware</text:span><text:span text:style-name="T13">, com a produção de equipamentos mais sensíveis e ágeis, mas também no desenvolvimento de técnicas de IA para comunicação entre robôs e também reconhecimento de objetos e estratégia.</text:span></text:p>
      <text:p text:style-name="P14"><text:span text:style-name="T13">- O desafio </text:span><text:span text:style-name="T10">ImageNet </text:span><text:span text:style-name="T13">é um desafio anual que premia ferramentas de visão computacional capazes de reconhecer objetos com precisão. Esta foi a propulsora para avanços na área de Redes Neurais Convolucionais, quando em 2012 uma CNN atingiu 84% de precisão no </text:span><text:span text:style-name="T4">dataset </text:span><text:span text:style-name="T13">do concurso. Em 2017, a taxa de erros média entre os competidores era de 5%.</text:span></text:p>
      <text:p text:style-name="P14"><text:span text:style-name="T13">- Anualmente, pesquisadores competem pelo prêmio </text:span><text:span text:style-name="T10">Loebner, </text:span><text:span text:style-name="T13">que promete </text:span><text:span text:style-name="T14">25 mil dólares para aquele que desenvolver um programa de computador capaz de convencer os juízes de que é um </text:span><text:soft-page-break/><text:span text:style-name="T14">humano. A cada ano são percebidos notáveis avanços na área de interpretação e geração de linguagem natural, mas ainda nenhum competidor conseguiu convencer os juízes.</text:span></text:p>
      <text:p text:style-name="P14"><text:span text:style-name="T14">- O prêmio </text:span><text:span text:style-name="T11">Netflix </text:span><text:span text:style-name="T15">foi uma competição para criação de um algoritmo de recomendação e filtram de filmes para a plataforma homônima. Foi fornecido um conjunto de dados com preferências de usuários, e os participantes deviam criar o melhor algoritmo de extrapolação, buscando recomendar filmes que atendam aos padrões de gosto de cada usuário. O ganhador recebeu 1 milhão de dólares.</text:span></text:p>
      <text:p text:style-name="P15"><text:span text:style-name="T15">C</text:span><text:span text:style-name="T12">omo pode ser visto, existem muitas competições, com premiações de diversos valores e em diversos formatos, </text:span><text:span text:style-name="T16">e promoveram avanços incríveis para os desafios propostos</text:span><text:span text:style-name="T12">. Ainda assim, certas áreas recebem maior reconhecimento que outras: os militares e as grandes corporações se mostram as mais interessadas, e buscam soluções para seus problemas, </text:span><text:span text:style-name="T17">e á</text:span><text:span text:style-name="T12">reas com pouco interesse comercial ou militar não possuem tanto financiamento, e são comumente deixadas de l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pt" fo:country="BR" style:letter-kerning="false" style:font-name-asian="Calibri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letter-kerning="false" style:font-name-asian="Calibri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20:57:00</meta:creation-date>
    <meta:initial-creator>Vitor Bruno de Oliveira Barth</meta:initial-creator>
    <dc:language>pt-BR</dc:language>
    <dc:date>2018-08-19T22:06:01.659939547</dc:date>
    <meta:editing-cycles>29</meta:editing-cycles>
    <meta:editing-duration>PT1H7M40S</meta:editing-duration>
    <meta:generator>LibreOffice/6.1.0.3$Linux_X86_64 LibreOffice_project/10$Build-3</meta:generator>
    <meta:document-statistic meta:table-count="0" meta:image-count="0" meta:object-count="0" meta:page-count="3" meta:paragraph-count="29" meta:word-count="1010" meta:character-count="6566" meta:non-whitespace-character-count="55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